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3143" officeooo:paragraph-rsid="001a314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31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3th</text:span> of <text:span text:style-name="T5">April</text:span> 202<text:span text:style-name="T3">1</text:span> under the <text:span text:style-name="T5">49th</text:span> PA Meeting.</text:p>
      <text:p text:style-name="P1"/>
      <text:p text:style-name="P1">The Assembly, recognising the current situation,</text:p>
      <text:p text:style-name="P1"/>
      <text:p text:style-name="P4">Constitutes the need to make @eldegron a member of the Council of the Server, this because they have been very active and could help with datapacks and moderation.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1"/>
      <text:p text:style-name="P1"/>
      <text:p text:style-name="P1"/>
      <text:p text:style-name="P1">NOTE: THIS REQUIRES A DIFFERENT VOTING PROCEDURE. SEE: ARTICLE 4.7 OF THE CHARTER</text:p>
      <text:p text:style-name="Standard"><text:span text:style-name="T1">[</text:span><text:span text:style-name="T2">Motion 49-3: To make eldegron CotS memb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4-12T09:18:09.480356546</dc:date>
    <meta:editing-duration>PT2M11S</meta:editing-duration>
    <meta:editing-cycles>5</meta:editing-cycles>
    <meta:generator>LibreOffice/7.1.2.2$Linux_X86_64 LibreOffice_project/5751006d328844ba3fa6124ed263bbf122f0788a</meta:generator>
    <meta:document-statistic meta:table-count="0" meta:image-count="0" meta:object-count="0" meta:page-count="1" meta:paragraph-count="8" meta:word-count="74" meta:character-count="451" meta:non-whitespace-character-count="385"/>
  </office:meta>
</office:document-meta>
</file>